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84cm"/>
      <style:paragraph-properties style:writing-mode="lr-tb"/>
    </style:style>
    <style:style style:name="gr2" style:family="graphic" style:parent-style-name="standard" style:list-style-name="L1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6d6f" draw:marker-start-width="0.279cm" draw:marker-end-width="0.279cm" draw:fill-color="#bce4e5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224b12" draw:marker-start-width="0.279cm" draw:marker-end-width="0.279cm" svg:stroke-opacity="100%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224b12" draw:marker-start-width="0.279cm" draw:marker-end-width="0.279cm" draw:fill-color="#468a1a" draw:opacity="100%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svg:stroke-color="#224b12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svg:stroke-width="0.106cm" svg:stroke-color="#224b12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 style:list-style-name="L1">
      <style:graphic-properties svg:stroke-width="0.053cm" svg:stroke-color="#95231f" draw:marker-start-width="0.279cm" draw:marker-end-width="0.279cm" draw:fill-color="#fcd3c1" draw:textarea-horizontal-align="justify" draw:textarea-vertical-align="middle" draw:auto-grow-height="false" fo:min-height="0.83cm" fo:min-width="0.5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</style:style>
    <style:style style:name="gr12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0.955cm" fo:min-width="1.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2cm" fo:min-width="0.4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" fo:font-size="16pt" fo:font-style="italic" style:font-style-asian="italic" style:font-style-complex="italic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-color="#bce4e5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5" style:family="paragraph">
      <style:paragraph-properties fo:text-align="center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bce4e5"/>
      <style:paragraph-properties fo:text-align="center" style:writing-mode="lr-tb"/>
      <style:text-properties style:font-name="Ubuntu" fo:font-size="16pt" fo:font-style="italic" style:font-size-asian="16pt" style:font-style-asian="italic" style:font-size-complex="16pt" style:font-style-complex="italic"/>
    </style:style>
    <style:style style:name="P7" style:family="paragraph">
      <style:paragraph-properties fo:text-align="center" style:writing-mode="lr-tb"/>
      <style:text-properties fo:color="#ffffff" loext:opacity="100%" style:font-name="Ubuntu" fo:font-size="16pt"/>
    </style:style>
    <style:style style:name="P8" style:family="paragraph">
      <loext:graphic-properties draw:fill-color="#468a1a" draw:opacity="100%"/>
      <style:paragraph-properties fo:text-align="center" style:writing-mode="lr-tb"/>
      <style:text-properties fo:color="#ffffff" loext:opacity="100%" style:font-name="Ubuntu" fo:font-size="16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Ubuntu" fo:font-size="16pt" style:letter-kerning="true" style:font-name-asian="Noto Sans CJK SC" style:font-size-asian="18pt" style:font-name-complex="Lohit Devanagari" style:font-size-complex="18pt"/>
    </style:style>
    <style:style style:name="P10" style:family="paragraph">
      <loext:graphic-properties draw:fill-color="#468a1a" draw:opacity="100%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Ubuntu" fo:font-size="16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Ubuntu" fo:font-size="16pt"/>
    </style:style>
    <style:style style:name="P12" style:family="paragraph">
      <loext:graphic-properties draw:fill="none"/>
      <style:paragraph-properties fo:text-align="center"/>
      <style:text-properties style:font-name="Ubuntu" fo:font-size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4" style:family="paragraph">
      <loext:graphic-properties draw:fill-color="#fcd3c1"/>
      <style:paragraph-properties fo:margin-left="0cm" fo:margin-right="0cm" fo:margin-top="0cm" fo:margin-bottom="0cm" fo:line-height="100%" fo:text-align="center" fo:text-indent="0cm" style:writing-mode="lr-tb"/>
      <style:text-properties style:font-name="Ubuntu" fo:font-size="16pt"/>
    </style:style>
    <style:style style:name="P15" style:family="paragraph">
      <loext:graphic-properties draw:fill="none"/>
      <style:paragraph-properties fo:text-align="center"/>
      <style:text-properties style:font-name="Ubuntu" fo:font-size="20pt"/>
    </style:style>
    <style:style style:name="P16" style:family="paragraph">
      <loext:graphic-properties draw:fill="none"/>
      <style:paragraph-properties fo:text-align="center" style:writing-mode="lr-tb"/>
      <style:text-properties style:font-name="Ubuntu" fo:font-size="20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Ubuntu"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center" style:writing-mode="lr-tb"/>
      <style:text-properties style:font-name="Ubuntu" fo:font-size="18pt"/>
    </style:style>
    <style:style style:name="P19" style:family="paragraph">
      <style:paragraph-properties fo:text-align="center"/>
      <style:text-properties style:font-name="Ubuntu" fo:font-size="16pt"/>
    </style:style>
    <style:style style:name="T1" style:family="text">
      <style:text-properties style:font-name="Ubuntu" fo:font-size="16pt" fo:font-style="italic" style:font-style-asian="italic" style:font-style-complex="italic"/>
    </style:style>
    <style:style style:name="T2" style:family="text">
      <style:text-properties style:font-name="Ubuntu" fo:font-size="16pt" fo:font-style="italic" style:font-size-asian="16pt" style:font-style-asian="italic" style:font-size-complex="16pt" style:font-style-complex="italic"/>
    </style:style>
    <style:style style:name="T3" style:family="text">
      <style:text-properties style:text-position="-33% 58%" style:font-name="Ubuntu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0% 100%" style:font-name="Ubuntu" fo:font-size="16pt" fo:font-style="italic" style:font-size-asian="16pt" style:font-style-asian="italic" style:font-size-complex="16pt" style:font-style-complex="italic"/>
    </style:style>
    <style:style style:name="T5" style:family="text">
      <style:text-properties fo:color="#ffffff" loext:opacity="100%" style:font-name="Ubuntu" fo:font-size="16pt"/>
    </style:style>
    <style:style style:name="T6" style:family="text">
      <style:text-properties style:font-name="Ubuntu" fo:font-size="16pt"/>
    </style:style>
    <style:style style:name="T7" style:family="text">
      <style:text-properties style:text-position="33% 58%" style:font-name="Ubuntu" fo:font-size="16pt"/>
    </style:style>
    <style:style style:name="T8" style:family="text">
      <style:text-properties style:text-position="-33% 58%" style:font-name="Ubuntu" fo:font-size="16pt"/>
    </style:style>
    <style:style style:name="T9" style:family="text">
      <style:text-properties style:font-name="Ubuntu" fo:font-size="18pt" style:font-size-asian="18pt" style:font-size-complex="18pt"/>
    </style:style>
    <style:style style:name="T10" style:family="text">
      <style:text-properties style:font-name="Ubuntu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284cm" svg:height="0.882cm" svg:x="17.939cm" svg:y="6.815cm">
          <draw:text-box>
            <text:p text:style-name="P1"><text:span text:style-name="T1">Output</text:span></text:p>
          </draw:text-box>
        </draw:frame>
        <draw:g>
          <draw:custom-shape draw:style-name="gr2" draw:text-style-name="P4" xml:id="id1" draw:id="id1" draw:layer="layout" svg:width="1.6cm" svg:height="1.6cm" svg:x="1.12cm" svg:y="4.937cm">
            <text:p text:style-name="P3"><text:span text:style-name="T2">x</text:span><text:span text:style-name="T3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6" xml:id="id3" draw:id="id3" draw:layer="layout" svg:width="1.6cm" svg:height="1.6cm" svg:x="1.12cm" svg:y="7.937cm">
            <text:p text:style-name="P5"><text:span text:style-name="T4">x</text:span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xml:id="id5" draw:id="id5" draw:layer="layout" svg:width="1.6cm" svg:height="1.6cm" svg:x="8.135cm" svg:y="1.937cm">
          <text:p text:style-name="P7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xml:id="id2" draw:id="id2" draw:layer="layout" svg:width="1.6cm" svg:height="1.6cm" svg:x="8.135cm" svg:y="4.937cm">
          <text:p text:style-name="P9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6" draw:id="id6" draw:layer="layout" svg:width="1.6cm" svg:height="1.6cm" svg:x="8.135cm" svg:y="10.937cm">
          <text:p text:style-name="P1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4" draw:id="id4" draw:layer="layout" svg:width="1.6cm" svg:height="1.6cm" svg:x="8.135cm" svg:y="7.937cm">
          <text:p text:style-name="P1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2" draw:layer="layout" draw:type="line" svg:x1="2.72cm" svg:y1="5.737cm" svg:x2="8.135cm" svg:y2="5.737cm" draw:start-shape="id1" draw:start-glue-point="10" draw:end-shape="id2" draw:end-glue-point="6" svg:d="M2720 5737h5415" svg:viewBox="0 0 5416 1">
          <text:p/>
        </draw:connector>
        <draw:connector draw:style-name="gr8" draw:text-style-name="P12" draw:layer="layout" draw:type="line" svg:x1="2.72cm" svg:y1="8.737cm" svg:x2="8.135cm" svg:y2="8.737cm" draw:start-shape="id3" draw:start-glue-point="10" draw:end-shape="id4" draw:end-glue-point="6" svg:d="M2720 8737h5415" svg:viewBox="0 0 5416 1">
          <text:p/>
        </draw:connector>
        <draw:connector draw:style-name="gr8" draw:text-style-name="P12" draw:layer="layout" draw:type="line" svg:x1="2.72cm" svg:y1="5.737cm" svg:x2="8.135cm" svg:y2="2.737cm" draw:start-shape="id1" draw:start-glue-point="10" draw:end-shape="id5" draw:end-glue-point="6" svg:d="M2720 5737l5415-3000" svg:viewBox="0 0 5416 3001">
          <text:p/>
        </draw:connector>
        <draw:connector draw:style-name="gr8" draw:text-style-name="P12" draw:layer="layout" draw:type="line" svg:x1="2.72cm" svg:y1="5.737cm" svg:x2="8.135cm" svg:y2="8.737cm" draw:start-shape="id1" draw:start-glue-point="10" draw:end-shape="id4" draw:end-glue-point="6" svg:d="M2720 5737l5415 3000" svg:viewBox="0 0 5416 3001">
          <text:p/>
        </draw:connector>
        <draw:connector draw:style-name="gr8" draw:text-style-name="P12" draw:layer="layout" draw:type="line" svg:x1="2.72cm" svg:y1="5.737cm" svg:x2="8.135cm" svg:y2="11.737cm" draw:start-shape="id1" draw:start-glue-point="10" draw:end-shape="id6" draw:end-glue-point="6" svg:d="M2720 5737l5415 6000" svg:viewBox="0 0 5416 6001">
          <text:p/>
        </draw:connector>
        <draw:connector draw:style-name="gr8" draw:text-style-name="P12" draw:layer="layout" draw:type="line" svg:x1="2.72cm" svg:y1="8.737cm" svg:x2="8.135cm" svg:y2="2.737cm" draw:start-shape="id3" draw:start-glue-point="10" draw:end-shape="id5" draw:end-glue-point="6" svg:d="M2720 8737l5415-6000" svg:viewBox="0 0 5416 6001">
          <text:p/>
        </draw:connector>
        <draw:connector draw:style-name="gr8" draw:text-style-name="P12" draw:layer="layout" draw:type="line" svg:x1="2.72cm" svg:y1="8.737cm" svg:x2="8.135cm" svg:y2="5.737cm" draw:start-shape="id3" draw:start-glue-point="10" draw:end-shape="id2" draw:end-glue-point="6" svg:d="M2720 8737l5415-3000" svg:viewBox="0 0 5416 3001">
          <text:p/>
        </draw:connector>
        <draw:connector draw:style-name="gr8" draw:text-style-name="P12" draw:layer="layout" draw:type="line" svg:x1="2.72cm" svg:y1="8.737cm" svg:x2="8.135cm" svg:y2="11.737cm" draw:start-shape="id3" draw:start-glue-point="10" draw:end-shape="id6" draw:end-glue-point="6" svg:d="M2720 8737l5415 3000" svg:viewBox="0 0 5416 3001">
          <text:p/>
        </draw:connector>
        <draw:connector draw:style-name="gr9" draw:text-style-name="P12" draw:layer="layout" draw:type="line" svg:x1="9.735cm" svg:y1="2.737cm" svg:x2="15.088cm" svg:y2="7.237cm" draw:start-shape="id5" draw:start-glue-point="10" draw:end-shape="id7" draw:end-glue-point="6" svg:d="M9735 2737l5353 4500" svg:viewBox="0 0 5354 4501">
          <text:p/>
        </draw:connector>
        <draw:connector draw:style-name="gr9" draw:text-style-name="P12" draw:layer="layout" draw:type="line" svg:x1="9.735cm" svg:y1="5.737cm" svg:x2="15.088cm" svg:y2="7.237cm" draw:start-shape="id2" draw:start-glue-point="10" draw:end-shape="id7" draw:end-glue-point="6" svg:d="M9735 5737l5353 1500" svg:viewBox="0 0 5354 1501">
          <text:p/>
        </draw:connector>
        <draw:connector draw:style-name="gr9" draw:text-style-name="P12" draw:layer="layout" draw:type="line" svg:x1="9.735cm" svg:y1="8.737cm" svg:x2="15.088cm" svg:y2="7.237cm" draw:start-shape="id4" draw:start-glue-point="10" draw:end-shape="id7" draw:end-glue-point="6" svg:d="M9735 8737l5353-1500" svg:viewBox="0 0 5354 1501">
          <text:p/>
        </draw:connector>
        <draw:connector draw:style-name="gr9" draw:text-style-name="P12" draw:layer="layout" draw:type="line" svg:x1="9.735cm" svg:y1="11.737cm" svg:x2="15.088cm" svg:y2="7.237cm" draw:start-shape="id6" draw:start-glue-point="10" draw:end-shape="id7" draw:end-glue-point="6" svg:d="M9735 11737l5353-4500" svg:viewBox="0 0 5354 4501">
          <text:p/>
        </draw:connector>
        <draw:custom-shape draw:style-name="gr10" draw:text-style-name="P14" xml:id="id7" draw:id="id7" draw:layer="layout" svg:width="1.6cm" svg:height="1.6cm" svg:x="15.088cm" svg:y="6.437cm">
          <text:p text:style-name="P13"><text:span text:style-name="T6">a</text:span><text:span text:style-name="T7">[2]</text:span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2cm" svg:height="11.205cm" svg:x="0.913cm" svg:y="1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1.205cm" svg:x="7.882cm" svg:y="1.6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2cm" svg:height="11.205cm" svg:x="14.85cm" svg:y="1.635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4.3cm" svg:height="0.963cm" svg:x="6.819cm" svg:y="12.962cm">
          <draw:text-box>
            <text:p text:style-name="P1"><text:span text:style-name="T9">Hidden Layer</text:span></text:p>
          </draw:text-box>
        </draw:frame>
        <draw:frame draw:style-name="gr13" draw:text-style-name="P17" draw:layer="layout" svg:width="3.8cm" svg:height="0.963cm" svg:x="0.435cm" svg:y="12.962cm">
          <draw:text-box>
            <text:p text:style-name="P1"><text:span text:style-name="T9">In</text:span><text:span text:style-name="T9">p</text:span><text:span text:style-name="T9">ut </text:span><text:span text:style-name="T9">La</text:span><text:span text:style-name="T9">ye</text:span><text:span text:style-name="T9">r</text:span></text:p>
          </draw:text-box>
        </draw:frame>
        <draw:frame draw:style-name="gr13" draw:text-style-name="P18" draw:layer="layout" svg:width="4.4cm" svg:height="0.963cm" svg:x="13.688cm" svg:y="12.962cm">
          <draw:text-box>
            <text:p text:style-name="P1"><text:span text:style-name="T10">Output Layer</text:span></text:p>
          </draw:text-box>
        </draw:frame>
        <draw:custom-shape draw:style-name="gr14" draw:text-style-name="P19" draw:layer="layout" svg:width="1.131cm" svg:height="0.864cm" svg:x="16.783cm" svg:y="6.805cm">
          <text:p/>
          <draw:enhanced-geometry svg:viewBox="0 0 21600 21600" draw:text-areas="0 ?f0 ?f5 ?f2" draw:type="right-arrow" draw:modifiers="10914.4876325088 5169.017341040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d7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40" svg:d="M0 40l10-40 10 4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3-22T11:13:11.795352916</meta:creation-date>
    <dc:date>2024-05-11T12:57:09.083751438</dc:date>
    <meta:editing-duration>PT9H25M19S</meta:editing-duration>
    <meta:editing-cycles>14</meta:editing-cycles>
    <meta:generator>LibreOffice/7.3.7.2$Linux_X86_64 LibreOffice_project/30$Build-2</meta:generator>
    <meta:document-statistic meta:object-count="28"/>
  </office:meta>
</office:document-meta>
</file>